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bce4e5" draw:textarea-horizontal-align="justify" draw:textarea-vertical-align="middle" draw:auto-grow-height="false" fo:min-height="1.666cm" fo:min-width="1.758cm" fo:wrap-option="no-wrap" draw:shadow="hidden"/>
    </style:style>
    <style:style style:name="gr2" style:family="graphic" style:parent-style-name="standard">
      <style:graphic-properties svg:stroke-color="#999999" draw:fill-color="#bce4e5" draw:textarea-horizontal-align="justify" draw:textarea-vertical-align="middle" draw:auto-grow-height="false" fo:min-height="1.666cm" fo:min-width="1.769cm" fo:wrap-option="no-wrap"/>
    </style:style>
    <style:style style:name="gr3" style:family="graphic" style:parent-style-name="standard">
      <style:graphic-properties svg:stroke-color="#999999" draw:fill-color="#bce4e5" draw:textarea-horizontal-align="justify" draw:textarea-vertical-align="middle" draw:auto-grow-height="false" fo:min-height="1.664cm" fo:min-width="1.754cm" fo:wrap-option="no-wrap"/>
    </style:style>
    <style:style style:name="gr4" style:family="graphic" style:parent-style-name="standard">
      <style:graphic-properties svg:stroke-color="#999999" draw:fill-color="#adc5e7" draw:textarea-horizontal-align="justify" draw:textarea-vertical-align="middle" draw:auto-grow-height="false" fo:min-height="1cm" fo:min-width="3.252cm"/>
    </style:style>
    <style:style style:name="gr5" style:family="graphic" style:parent-style-name="standard">
      <style:graphic-properties svg:stroke-color="#999999" draw:fill-color="#bce4e5" draw:textarea-horizontal-align="justify" draw:textarea-vertical-align="middle" draw:auto-grow-height="false" fo:min-height="0.276cm" fo:min-width="0.148cm" fo:wrap-option="no-wrap"/>
    </style:style>
    <style:style style:name="gr6" style:family="graphic" style:parent-style-name="standard">
      <style:graphic-properties svg:stroke-color="#999999" draw:fill-color="#adc5e7" draw:textarea-horizontal-align="justify" draw:textarea-vertical-align="middle" draw:auto-grow-height="false" fo:min-height="1cm" fo:min-width="3.259cm"/>
    </style:style>
    <style:style style:name="gr7" style:family="graphic" style:parent-style-name="standard">
      <style:graphic-properties svg:stroke-color="#999999" draw:fill-color="#adc5e7" draw:textarea-horizontal-align="justify" draw:textarea-vertical-align="middle" draw:auto-grow-height="false" fo:min-height="1cm" fo:min-width="3.25cm"/>
    </style:style>
    <style:style style:name="gr8"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216cm" fo:min-width="3.716cm" fo:padding-top="0.142cm" fo:padding-bottom="0.142cm" fo:padding-left="0.267cm" fo:padding-right="0.267cm"/>
    </style:style>
    <style:style style:name="gr9" style:family="graphic" style:parent-style-name="objectwithoutfill">
      <style:graphic-properties draw:stroke="solid" svg:stroke-color="#00aaad" draw:marker-start="Arrow" draw:marker-start-width="0.3cm" draw:marker-end="Arrow" draw:marker-end-width="0.3cm" svg:stroke-opacity="100%" draw:fill="none" draw:textarea-vertical-align="middle"/>
    </style:style>
    <style:style style:name="gr10" style:family="graphic" style:parent-style-name="objectwithoutfill">
      <style:graphic-properties svg:stroke-color="#00aaad" draw:marker-start="Arrow" draw:marker-start-width="0.3cm" draw:marker-end="Arrow" draw:marker-end-width="0.3cm" draw:fill="none" draw:textarea-vertical-align="middle"/>
    </style:style>
    <style:style style:name="gr11"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2"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3"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4"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5"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6"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7" style:family="graphic" style:parent-style-name="standard">
      <style:graphic-properties svg:stroke-color="#fff200" svg:stroke-opacity="20%" draw:fill-color="#fff200" draw:opacity="20%" draw:textarea-horizontal-align="justify" draw:textarea-vertical-align="middle" draw:auto-grow-height="false" fo:min-height="0.192cm" fo:min-width="0cm"/>
    </style:style>
    <style:style style:name="gr18" style:family="graphic" style:parent-style-name="standard">
      <style:graphic-properties svg:stroke-color="#999999" draw:fill-color="#adc5e7" draw:textarea-horizontal-align="justify" draw:textarea-vertical-align="middle" draw:auto-grow-height="false" fo:min-height="1.085cm" fo:min-width="1.868cm"/>
    </style:style>
    <style:style style:name="gr19" style:family="graphic" style:parent-style-name="standard">
      <style:graphic-properties svg:stroke-color="#999999" draw:fill-color="#c2e0ae" draw:textarea-horizontal-align="justify" draw:textarea-vertical-align="middle" draw:auto-grow-height="false" fo:min-height="1.085cm" fo:min-width="1.868cm"/>
    </style:style>
    <style:style style:name="gr20" style:family="graphic" style:parent-style-name="standard">
      <style:graphic-properties svg:stroke-color="#999999" draw:fill-color="#dfcce4" draw:textarea-horizontal-align="justify" draw:textarea-vertical-align="middle" draw:auto-grow-height="false" fo:min-height="1.085cm" fo:min-width="1.868cm"/>
    </style:style>
    <style:style style:name="gr21" style:family="graphic" style:parent-style-name="standard">
      <style:graphic-properties svg:stroke-color="#999999" draw:fill-color="#ffe5ca" draw:textarea-horizontal-align="justify" draw:textarea-vertical-align="middle" draw:auto-grow-height="false" fo:min-height="1.085cm" fo:min-width="1.868cm"/>
    </style:style>
    <style:style style:name="gr22" style:family="graphic" style:parent-style-name="objectwithoutfill">
      <style:graphic-properties svg:stroke-color="#7da7d8" draw:marker-end="Arrow" draw:marker-end-width="0.3cm" draw:fill="none" draw:textarea-vertical-align="middle"/>
    </style:style>
    <style:style style:name="gr23" style:family="graphic" style:parent-style-name="objectwithoutfill">
      <style:graphic-properties svg:stroke-color="#bd7cb5" draw:marker-end="Arrow" draw:marker-end-width="0.3cm" draw:fill="none" draw:textarea-vertical-align="middle"/>
    </style:style>
    <style:style style:name="gr24" style:family="graphic" style:parent-style-name="objectwithoutfill">
      <style:graphic-properties svg:stroke-color="#f9a870" draw:marker-end="Arrow" draw:marker-end-width="0.3cm" draw:fill="none" draw:textarea-vertical-align="middle"/>
    </style:style>
    <style:style style:name="gr25" style:family="graphic" style:parent-style-name="objectwithoutfill">
      <style:graphic-properties svg:stroke-color="#89c765" draw:marker-end="Arrow" draw:marker-end-width="0.3cm" draw:fill="none" draw:textarea-vertical-align="middle"/>
    </style:style>
    <style:style style:name="gr26" style:family="graphic" style:parent-style-name="objectwithoutfill">
      <style:graphic-properties svg:stroke-color="#f9a870" draw:marker-end="Arrow" draw:marker-end-width="0.3cm" draw:fill="none" draw:textarea-vertical-align="middle"/>
    </style:style>
    <style:style style:name="gr27" style:family="graphic" style:parent-style-name="objectwithoutfill">
      <style:graphic-properties svg:stroke-color="#bd7cb5" draw:marker-end="Arrow" draw:marker-end-width="0.3cm" draw:fill="none" draw:textarea-vertical-align="middle"/>
    </style:style>
    <style:style style:name="gr28" style:family="graphic" style:parent-style-name="objectwithoutfill">
      <style:graphic-properties svg:stroke-color="#89c765" draw:marker-end="Arrow" draw:marker-end-width="0.3cm" draw:fill="none" draw:textarea-vertical-align="middle"/>
    </style:style>
    <style:style style:name="gr29" style:family="graphic" style:parent-style-name="objectwithoutfill">
      <style:graphic-properties svg:stroke-color="#e3d200" draw:marker-end="Arrow" draw:marker-end-width="0.3cm" draw:fill="none" draw:textarea-vertical-align="middle"/>
    </style:style>
    <style:style style:name="gr30"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2.251cm" fo:min-width="1.638cm" fo:padding-top="0.134cm" fo:padding-bottom="0.134cm" fo:padding-left="0.259cm" fo:padding-right="0.259cm"/>
    </style:style>
    <style:style style:name="gr31"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2.154cm" fo:min-width="2.251cm" fo:padding-top="0.134cm" fo:padding-bottom="0.134cm" fo:padding-left="0.259cm" fo:padding-right="0.259cm"/>
    </style:style>
    <style:style style:name="gr32" style:family="graphic" style:parent-style-name="standard">
      <style:graphic-properties svg:stroke-width="0.035cm" svg:stroke-color="#999999" draw:marker-start-width="0.252cm" draw:marker-end-width="0.252cm" draw:fill-color="#ffffff" draw:opacity="0%" draw:textarea-horizontal-align="justify" draw:textarea-vertical-align="top" draw:auto-grow-height="false" fo:min-height="3.216cm" fo:min-width="9.216cm" fo:padding-top="0.142cm" fo:padding-bottom="0.142cm" fo:padding-left="0.267cm" fo:padding-right="0.267cm"/>
    </style:style>
    <style:style style:name="gr33" style:family="graphic" style:parent-style-name="objectwithoutfill">
      <style:graphic-properties svg:stroke-color="#7da7d8" draw:marker-end="Arrow" draw:marker-end-width="0.3cm" draw:fill="none" draw:textarea-vertical-align="middle"/>
    </style:style>
    <style:style style:name="gr34"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color="#bce4e5"/>
      <style:paragraph-properties fo:text-align="center"/>
      <style:text-properties fo:font-size="12pt" fo:language="zxx" fo:country="none" style:language-asian="zxx" style:country-asian="none" style:language-complex="zxx" style:country-complex="none"/>
    </style:style>
    <style:style style:name="P3" style:family="paragraph">
      <loext:graphic-properties draw:fill-color="#adc5e7"/>
      <style:paragraph-properties fo:text-align="center"/>
      <style:text-properties fo:font-size="8pt"/>
    </style:style>
    <style:style style:name="P4" style:family="paragraph">
      <loext:graphic-properties draw:fill-color="#ffffff" draw:opacity="0%"/>
      <style:paragraph-properties fo:text-align="center"/>
      <style:text-properties fo:font-size="8pt" style:font-size-asian="8pt" style:font-size-complex="8pt"/>
    </style:style>
    <style:style style:name="P5" style:family="paragraph">
      <loext:graphic-properties draw:fill="none"/>
      <style:paragraph-properties fo:text-align="center"/>
      <style:text-properties fo:color="#00888a" fo:font-size="8pt" fo:font-weight="bold" fo:background-color="#ffffff" style:font-weight-asian="bold" style:font-weight-complex="bold"/>
    </style:style>
    <style:style style:name="P6" style:family="paragraph">
      <loext:graphic-properties draw:fill="none"/>
      <style:paragraph-properties fo:text-align="center"/>
      <style:text-properties fo:color="#00888a" fo:font-size="8p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margin-left="0cm" fo:margin-right="0cm" fo:margin-top="0cm" fo:margin-bottom="0cm" fo:line-height="100%" fo:text-align="center" fo:text-indent="0cm"/>
      <style:text-properties fo:color="#00888a" fo:background-color="#ffffff"/>
    </style:style>
    <style:style style:name="P9" style:family="paragraph">
      <loext:graphic-properties draw:fill-color="#fff200" draw:opacity="20%"/>
      <style:paragraph-properties fo:text-align="center"/>
    </style:style>
    <style:style style:name="P10" style:family="paragraph">
      <loext:graphic-properties draw:fill-color="#c2e0ae"/>
      <style:paragraph-properties fo:text-align="center"/>
      <style:text-properties fo:font-size="8pt"/>
    </style:style>
    <style:style style:name="P11" style:family="paragraph">
      <loext:graphic-properties draw:fill-color="#dfcce4"/>
      <style:paragraph-properties fo:text-align="center"/>
      <style:text-properties fo:font-size="8pt"/>
    </style:style>
    <style:style style:name="P12" style:family="paragraph">
      <loext:graphic-properties draw:fill-color="#ffe5ca"/>
      <style:paragraph-properties fo:text-align="center"/>
      <style:text-properties fo:font-size="8pt"/>
    </style:style>
    <style:style style:name="P13" style:family="paragraph">
      <loext:graphic-properties draw:fill="none"/>
      <style:paragraph-properties fo:text-align="center"/>
    </style:style>
    <style:style style:name="P14" style:family="paragraph">
      <loext:graphic-properties draw:fill="none"/>
      <style:paragraph-properties fo:text-align="center"/>
      <style:text-properties fo:color="#c06616" fo:font-size="8pt" fo:background-color="#ffffff"/>
    </style:style>
    <style:style style:name="P15" style:family="paragraph">
      <loext:graphic-properties draw:fill="none"/>
      <style:paragraph-properties fo:text-align="center"/>
      <style:text-properties fo:color="#820f71" fo:font-size="8pt" fo:background-color="#ffffff"/>
    </style:style>
    <style:style style:name="P16" style:family="paragraph">
      <loext:graphic-properties draw:fill="none"/>
      <style:paragraph-properties fo:text-align="center"/>
      <style:text-properties fo:color="#407927" fo:font-size="8pt" fo:background-color="#ffffff"/>
    </style:style>
    <style:style style:name="P17" style:family="paragraph">
      <loext:graphic-properties draw:fill="none"/>
      <style:paragraph-properties fo:text-align="center"/>
      <style:text-properties fo:font-size="8pt"/>
    </style:style>
    <style:style style:name="P18" style:family="paragraph">
      <loext:graphic-properties draw:fill="none"/>
      <style:paragraph-properties fo:text-align="center"/>
      <style:text-properties fo:color="#a09600" fo:font-size="8pt" fo:background-color="#ffffff"/>
    </style:style>
    <style:style style:name="P19" style:family="paragraph">
      <loext:graphic-properties draw:fill-color="#fff9ae"/>
      <style:paragraph-properties fo:text-align="center"/>
      <style:text-properties fo:font-size="12pt"/>
    </style:style>
    <style:style style:name="P20" style:family="paragraph">
      <loext:graphic-properties draw:fill-color="#ffffff" draw:opacity="0%"/>
      <style:paragraph-properties fo:text-align="center"/>
      <style:text-properties fo:font-size="12pt"/>
    </style:style>
    <style:style style:name="P21" style:family="paragraph">
      <loext:graphic-properties draw:fill="none"/>
      <style:paragraph-properties fo:text-align="center"/>
      <style:text-properties fo:color="#00599d" fo:font-size="8pt" fo:background-color="#ffffff"/>
    </style:style>
    <style:style style:name="P22" style:family="paragraph">
      <loext:graphic-properties draw:fill-color="#ffffff"/>
      <style:text-properties fo:language="zxx" fo:country="none" style:language-asian="zxx" style:country-asian="none" style:language-complex="zxx" style:country-complex="none"/>
    </style:style>
    <style:style style:name="T1" style:family="text">
      <style:text-properties fo:font-size="12pt" fo:language="zxx" fo:country="none" style:language-asian="zxx" style:country-asian="none" style:language-complex="zxx" style:country-complex="none"/>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00888a" fo:font-size="8pt" fo:font-weight="bold" fo:background-color="#ffffff" style:font-weight-asian="bold" style:font-weight-complex="bold"/>
    </style:style>
    <style:style style:name="T7" style:family="text">
      <style:text-properties fo:color="#00888a" fo:font-size="8pt"/>
    </style:style>
    <style:style style:name="T8" style:family="text">
      <style:text-properties fo:font-variant="normal" fo:text-transform="none" fo:color="#00888a" style:text-outline="false" style:text-line-through-style="none" style:text-line-through-type="none" style:font-name="Liberation Sans" fo:font-size="8pt" fo:font-style="normal" fo:text-shadow="none" style:text-underline-style="none" fo:font-weight="bold" style:letter-kerning="true" fo:background-color="#ffffff"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00888a" fo:font-size="8pt" fo:font-weight="normal" fo:background-color="#ffffff"/>
    </style:style>
    <style:style style:name="T10" style:family="text">
      <style:text-properties fo:color="#00888a" fo:font-size="8pt" fo:background-color="#ffffff"/>
    </style:style>
    <style:style style:name="T11" style:family="text">
      <style:text-properties fo:font-size="8pt" style:font-size-asian="10pt" style:font-size-complex="10pt"/>
    </style:style>
    <style:style style:name="T12" style:family="text">
      <style:text-properties fo:color="#c06616" fo:font-size="8pt" fo:background-color="#ffffff"/>
    </style:style>
    <style:style style:name="T13" style:family="text">
      <style:text-properties fo:color="#820f71" fo:font-size="8pt" fo:background-color="#ffffff"/>
    </style:style>
    <style:style style:name="T14" style:family="text">
      <style:text-properties fo:color="#407927" fo:font-size="8pt" fo:background-color="#ffffff"/>
    </style:style>
    <style:style style:name="T15" style:family="text">
      <style:text-properties fo:color="#a09600" fo:font-size="8pt" fo:background-color="#ffffff"/>
    </style:style>
    <style:style style:name="T16" style:family="text">
      <style:text-properties fo:font-size="12pt"/>
    </style:style>
    <style:style style:name="T17" style:family="text">
      <style:text-properties fo:color="#00599d" fo:font-size="8pt" fo:background-color="#ffffff"/>
    </style:style>
    <style:style style:name="T18" style:family="text">
      <style:text-properties fo:font-variant="normal" fo:text-transform="none" fo:color="#00599d" style:text-outline="false" style:text-line-through-style="none" style:text-line-through-type="none" style:font-name="Liberation Sans" fo:font-size="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456cm" svg:height="2.952cm" svg:x="1.246cm" svg:y="2cm">
          <text:p text:style-name="P1"><text:span text:style-name="T1">Bina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1" draw:id="id11" draw:layer="layout" svg:width="3.472cm" svg:height="2.952cm" svg:x="16.276cm" svg:y="2cm">
          <text:p text:style-name="P1"><text:span text:style-name="T1">Huob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3.45cm" svg:height="2.95cm" svg:x="11.269cm" svg:y="2cm">
          <text:p text:style-name="P1"><text:span text:style-name="T1">Gate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5" draw:id="id5" draw:layer="layout" svg:width="3.45cm" svg:height="2.95cm" svg:x="6.262cm" svg:y="2cm">
          <text:p text:style-name="P1"><text:span text:style-name="T1">C</text:span><text:span text:style-name="T1">u</text:span><text:span text:style-name="T1">r</text:span><text:span text:style-name="T1">r</text:span><text:span text:style-name="T1">e</text:span><text:span text:style-name="T1">n</text:span><text:span text:style-name="T1">c</text:span><text:span text:style-name="T1">y</text:span><text:span text:style-name="T1">c</text:span><text:span text:style-name="T1">o</text:span><text:span text:style-name="T1">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1" draw:id="id1" draw:layer="layout" svg:width="3.752cm" svg:height="1.25cm" draw:transform="skewX (0.0015707963267949) rotate (1.5707963267949) translate (1.748cm 11.277cm)">
          <text:p text:style-name="P1"><text:span text:style-name="T2">class</text:span></text:p>
          <text:p text:style-name="P1"><text:span text:style-name="T2">RestSession_Binance</text:span></text:p>
          <draw:enhanced-geometry svg:viewBox="0 0 21600 21600" draw:glue-points="10800 0 0 10800 10800 21600 21600 10800" draw:type="flowchart-process" draw:enhanced-path="M 0 0 L 21600 0 21600 21600 0 21600 0 0 Z N"/>
        </draw:custom-shape>
        <draw:custom-shape draw:style-name="gr5" draw:text-style-name="P2" draw:layer="layout" svg:width="0.99cm" svg:height="0.81cm" svg:x="15.006cm" svg:y="2.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 draw:layer="layout" svg:width="0.99cm" svg:height="0.81cm" svg:x="5.008cm" svg:y="2.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xml:id="id3" draw:id="id3" draw:layer="layout" svg:width="3.759cm" svg:height="1.25cm" draw:transform="skewX (0.000872664625997165) rotate (1.5707963267949) translate (3.248cm 11.284cm)">
          <text:p text:style-name="P1"><text:span text:style-name="T2">class</text:span></text:p>
          <text:p text:style-name="P1"><text:span text:style-name="T2">Wsession_Binance</text:span></text:p>
          <draw:enhanced-geometry svg:viewBox="0 0 21600 21600" draw:glue-points="10800 0 0 10800 10800 21600 21600 10800" draw:type="flowchart-process" draw:enhanced-path="M 0 0 L 21600 0 21600 21600 0 21600 0 0 Z N"/>
        </draw:custom-shape>
        <draw:custom-shape draw:style-name="gr7" draw:text-style-name="P3" xml:id="id4" draw:id="id4" draw:layer="layout" svg:width="3.75cm" svg:height="1.25cm" draw:transform="skewX (0.0015707963267949) rotate (1.5707963267949) translate (6.748cm 11.275cm)">
          <text:p text:style-name="P1"><text:span text:style-name="T2">class</text:span></text:p>
          <text:p text:style-name="P1"><text:span text:style-name="T2">RestSession_Currencycom</text:span></text:p>
          <draw:enhanced-geometry svg:viewBox="0 0 21600 21600" draw:glue-points="10800 0 0 10800 10800 21600 21600 10800" draw:type="flowchart-process" draw:enhanced-path="M 0 0 L 21600 0 21600 21600 0 21600 0 0 Z N"/>
        </draw:custom-shape>
        <draw:custom-shape draw:style-name="gr7" draw:text-style-name="P3" xml:id="id6" draw:id="id6" draw:layer="layout" svg:width="3.75cm" svg:height="1.25cm" draw:transform="skewX (0.0015707963267949) rotate (1.5707963267949) translate (8.248cm 11.275cm)">
          <text:p text:style-name="P1"><text:span text:style-name="T2">class</text:span></text:p>
          <text:p text:style-name="P1"><text:span text:style-name="T2">Wsession_Currencycom</text:span></text:p>
          <draw:enhanced-geometry svg:viewBox="0 0 21600 21600" draw:glue-points="10800 0 0 10800 10800 21600 21600 10800" draw:type="flowchart-process" draw:enhanced-path="M 0 0 L 21600 0 21600 21600 0 21600 0 0 Z N"/>
        </draw:custom-shape>
        <draw:custom-shape draw:style-name="gr6" draw:text-style-name="P3" xml:id="id7" draw:id="id7" draw:layer="layout" svg:width="3.759cm" svg:height="1.25cm" draw:transform="skewX (0.000872664625997165) rotate (1.5707963267949) translate (11.748cm 11.284cm)">
          <text:p text:style-name="P1"><text:span text:style-name="T2">class</text:span></text:p>
          <text:p text:style-name="P1"><text:span text:style-name="T2">RestSession_Gateio</text:span></text:p>
          <draw:enhanced-geometry svg:viewBox="0 0 21600 21600" draw:glue-points="10800 0 0 10800 10800 21600 21600 10800" draw:type="flowchart-process" draw:enhanced-path="M 0 0 L 21600 0 21600 21600 0 21600 0 0 Z N"/>
        </draw:custom-shape>
        <draw:custom-shape draw:style-name="gr6" draw:text-style-name="P3" xml:id="id9" draw:id="id9" draw:layer="layout" svg:width="3.759cm" svg:height="1.25cm" draw:transform="skewX (0.000872664625997165) rotate (1.5707963267949) translate (13.248cm 11.284cm)">
          <text:p text:style-name="P1"><text:span text:style-name="T2">class</text:span></text:p>
          <text:p text:style-name="P1"><text:span text:style-name="T2">Wsession_Gateio</text:span></text:p>
          <draw:enhanced-geometry svg:viewBox="0 0 21600 21600" draw:glue-points="10800 0 0 10800 10800 21600 21600 10800" draw:type="flowchart-process" draw:enhanced-path="M 0 0 L 21600 0 21600 21600 0 21600 0 0 Z N"/>
        </draw:custom-shape>
        <draw:custom-shape draw:style-name="gr8" draw:text-style-name="P4" draw:layer="layout" svg:width="4.25cm" svg:height="3.5cm" draw:transform="rotate (1.5707963267949) translate (1.248cm 11.535cm)">
          <text:p text:style-name="P1"><text:span text:style-name="T3">threadFuncs</text:span><text:span text:style-name="T3">_Binance</text:span></text:p>
          <draw:enhanced-geometry svg:viewBox="0 0 21600 21600" draw:glue-points="10800 0 0 10800 10800 21600 21600 10800" draw:type="flowchart-process" draw:enhanced-path="M 0 0 L 21600 0 21600 21600 0 21600 0 0 Z N"/>
        </draw:custom-shape>
        <draw:custom-shape draw:style-name="gr8" draw:text-style-name="P4" draw:layer="layout" svg:width="4.25cm" svg:height="3.5cm" draw:transform="rotate (1.5707963267949) translate (6.248cm 11.535cm)">
          <text:p text:style-name="P1"><text:span text:style-name="T4">threadFuncs</text:span><text:span text:style-name="T4">_</text:span><text:span text:style-name="T3">Currencyco</text:span><text:span text:style-name="T3">m</text:span></text:p>
          <draw:enhanced-geometry svg:viewBox="0 0 21600 21600" draw:glue-points="10800 0 0 10800 10800 21600 21600 10800" draw:type="flowchart-process" draw:enhanced-path="M 0 0 L 21600 0 21600 21600 0 21600 0 0 Z N"/>
        </draw:custom-shape>
        <draw:custom-shape draw:style-name="gr8" draw:text-style-name="P4" draw:layer="layout" svg:width="4.25cm" svg:height="3.5cm" draw:transform="rotate (1.5707963267949) translate (11.248cm 11.535cm)">
          <text:p text:style-name="P1"><text:span text:style-name="T4">threadFuncs</text:span><text:span text:style-name="T4">_</text:span><text:span text:style-name="T3">Gateio</text:span></text:p>
          <draw:enhanced-geometry svg:viewBox="0 0 21600 21600" draw:glue-points="10800 0 0 10800 10800 21600 21600 10800" draw:type="flowchart-process" draw:enhanced-path="M 0 0 L 21600 0 21600 21600 0 21600 0 0 Z N"/>
        </draw:custom-shape>
        <draw:custom-shape draw:style-name="gr6" draw:text-style-name="P3" xml:id="id10" draw:id="id10" draw:layer="layout" svg:width="3.759cm" svg:height="1.25cm" draw:transform="skewX (0.000872664625997165) rotate (1.5707963267949) translate (16.748cm 11.284cm)">
          <text:p text:style-name="P1"><text:span text:style-name="T2">class</text:span></text:p>
          <text:p text:style-name="P1"><text:span text:style-name="T5">Rest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6" draw:text-style-name="P3" xml:id="id12" draw:id="id12" draw:layer="layout" svg:width="3.759cm" svg:height="1.25cm" draw:transform="skewX (0.000872664625997165) rotate (1.5707963267949) translate (18.248cm 11.284cm)">
          <text:p text:style-name="P1"><text:span text:style-name="T2">class</text:span></text:p>
          <text:p text:style-name="P1"><text:span text:style-name="T5">W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8" draw:text-style-name="P4" draw:layer="layout" svg:width="4.25cm" svg:height="3.5cm" draw:transform="rotate (1.5707963267949) translate (16.248cm 11.535cm)">
          <text:p text:style-name="P1"><text:span text:style-name="T4">threadFuncs_Huobi</text:span></text:p>
          <draw:enhanced-geometry svg:viewBox="0 0 21600 21600" draw:glue-points="10800 0 0 10800 10800 21600 21600 10800" draw:type="flowchart-process" draw:enhanced-path="M 0 0 L 21600 0 21600 21600 0 21600 0 0 Z N"/>
        </draw:custom-shape>
        <draw:connector draw:style-name="gr9" draw:text-style-name="P5" draw:layer="layout" draw:type="curve" svg:x1="2.373cm" svg:y1="7.526cm" svg:x2="1.246cm" svg:y2="3.476cm" draw:start-shape="id1" draw:start-glue-point="7" draw:end-shape="id2" draw:end-glue-point="3" svg:d="M2373 7526c0-1930-814-1608-1284-2138s-594-1912 157-1912" svg:viewBox="0 0 1664 4051">
          <text:p text:style-name="P1"><text:span text:style-name="T6">RestAPI GET</text:span></text:p>
          <text:p text:style-name="P1"><text:span text:style-name="T6">Exchange Info</text:span></text:p>
        </draw:connector>
        <draw:connector draw:style-name="gr10" draw:text-style-name="P6" draw:layer="layout" draw:type="curve" svg:x1="3.874cm" svg:y1="7.526cm" svg:x2="4.702cm" svg:y2="3.476cm" draw:start-shape="id3" draw:start-glue-point="7" draw:end-shape="id2" draw:end-glue-point="1" svg:d="M3874 7526c0-1930 666-1608 1061-2138s520-1912-233-1912" svg:viewBox="0 0 1377 4051">
          <text:p text:style-name="P1"><text:span text:style-name="T7"/></text:p>
          <text:p text:style-name="P1"><text:span text:style-name="T6">Subscribing</text:span></text:p>
          <text:p text:style-name="P1"><text:span text:style-name="T8">to a </text:span><text:span text:style-name="T6">Websocket</text:span></text:p>
          <text:p text:style-name="P1"><text:span text:style-name="T6">stream</text:span></text:p>
        </draw:connector>
        <draw:connector draw:style-name="gr11" draw:text-style-name="P8" draw:layer="layout" draw:type="curve" svg:x1="7.373cm" svg:y1="7.525cm" svg:x2="6.262cm" svg:y2="3.475cm" draw:start-shape="id4" draw:start-glue-point="7" draw:end-shape="id5" draw:end-glue-point="3" svg:d="M7373 7525c0-1930-806-1608-1272-2138s-590-1912 161-1912" svg:viewBox="0 0 1649 4051">
          <text:p text:style-name="P7"><text:span text:style-name="T9">Exchange</text:span></text:p>
          <text:p text:style-name="P7"><text:span text:style-name="T9">Info</text:span></text:p>
        </draw:connector>
        <draw:connector draw:style-name="gr12" draw:text-style-name="P8" draw:layer="layout" draw:type="curve" svg:x1="8.873cm" svg:y1="7.525cm" svg:x2="9.712cm" svg:y2="3.475cm" draw:start-shape="id6" draw:start-glue-point="7" draw:end-shape="id5" draw:end-glue-point="1" svg:d="M8873 7525c0-1930 671-1608 1069-2138s523-1912-230-1912" svg:viewBox="0 0 1387 4051">
          <text:p text:style-name="P7"><text:span text:style-name="T10">Websocket</text:span></text:p>
          <text:p text:style-name="P1"><text:span text:style-name="T10">stream</text:span></text:p>
        </draw:connector>
        <draw:connector draw:style-name="gr13" draw:text-style-name="P8" draw:layer="layout" draw:type="curve" svg:x1="12.374cm" svg:y1="7.526cm" svg:x2="11.269cm" svg:y2="3.475cm" draw:start-shape="id7" draw:start-glue-point="7" draw:end-shape="id8" draw:end-glue-point="3" svg:d="M12374 7526c0-1932-803-1609-1267-2139s-589-1912 162-1912" svg:viewBox="0 0 1643 4052">
          <text:p text:style-name="P7"><text:span text:style-name="T9">Exchange</text:span></text:p>
          <text:p text:style-name="P7"><text:span text:style-name="T9">Info</text:span></text:p>
        </draw:connector>
        <draw:connector draw:style-name="gr14" draw:text-style-name="P8" draw:layer="layout" draw:type="curve" svg:x1="13.874cm" svg:y1="7.526cm" svg:x2="14.719cm" svg:y2="3.475cm" draw:start-shape="id9" draw:start-glue-point="7" draw:end-shape="id8" draw:end-glue-point="1" svg:d="M13874 7526c0-1932 674-1609 1073-2139s525-1912-228-1912" svg:viewBox="0 0 1393 4052">
          <text:p text:style-name="P7"><text:span text:style-name="T10">Websocket</text:span></text:p>
          <text:p text:style-name="P7"><text:span text:style-name="T10">stream</text:span></text:p>
        </draw:connector>
        <draw:connector draw:style-name="gr15" draw:text-style-name="P8" draw:layer="layout" draw:type="curve" svg:x1="17.374cm" svg:y1="7.526cm" svg:x2="16.276cm" svg:y2="3.476cm" draw:start-shape="id10" draw:start-glue-point="7" draw:end-shape="id11" draw:end-glue-point="3" svg:d="M17374 7526c0-1930-800-1608-1262-2138s-587-1912 164-1912" svg:viewBox="0 0 1636 4051">
          <text:p text:style-name="P7"><text:span text:style-name="T9">Exchange</text:span></text:p>
          <text:p text:style-name="P7"><text:span text:style-name="T9">Info</text:span></text:p>
        </draw:connector>
        <draw:connector draw:style-name="gr16" draw:text-style-name="P8" draw:layer="layout" draw:type="curve" svg:x1="18.874cm" svg:y1="7.526cm" svg:x2="19.748cm" svg:y2="3.476cm" draw:start-shape="id12" draw:start-glue-point="7" draw:end-shape="id11" draw:end-glue-point="1" svg:d="M18874 7526c0-1930 688-1608 1095-2138s532-1912-221-1912" svg:viewBox="0 0 1421 4051">
          <text:p text:style-name="P7"><text:span text:style-name="T10">Websocket</text:span></text:p>
          <text:p text:style-name="P7"><text:span text:style-name="T10">stream</text:span></text:p>
        </draw:connector>
        <draw:custom-shape draw:style-name="gr17" draw:text-style-name="P9" draw:layer="layout" svg:width="1.25cm" svg:height="1.25cm" svg:x="10.248cm" svg:y="1.7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 draw:text-style-name="P2" draw:layer="layout" svg:width="0.99cm" svg:height="0.81cm" svg:x="10.008cm" svg:y="2.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3" xml:id="id13" draw:id="id13" draw:layer="layout" svg:width="2.75cm" svg:height="2cm" svg:x="1.748cm" svg:y="17.781cm">
          <text:p text:style-name="P1"><text:span text:style-name="T11">AllInstrumentsInfo</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9" draw:text-style-name="P10" xml:id="id16" draw:id="id16" draw:layer="layout" svg:width="2.75cm" svg:height="2cm" svg:x="6.577cm" svg:y="19.678cm">
          <text:p text:style-name="P1"><text:span text:style-name="T11">All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1" xml:id="id14" draw:id="id14" draw:layer="layout" svg:width="2.75cm" svg:height="2cm" svg:x="11.748cm" svg:y="17.762cm">
          <text:p text:style-name="P1"><text:span text:style-name="T11">AllRespons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2" xml:id="id15" draw:id="id15" draw:layer="layout" svg:width="2.75cm" svg:height="2cm" svg:x="16.498cm" svg:y="16.035cm">
          <text:p text:style-name="P1"><text:span text:style-name="T11">AllTic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2" draw:text-style-name="P13" draw:layer="layout" draw:type="curve" svg:x1="7.373cm" svg:y1="11.276cm" svg:x2="3.123cm" svg:y2="17.781cm" draw:start-shape="id4" draw:start-glue-point="5" draw:end-shape="id13" draw:end-glue-point="4" svg:d="M7373 11276c0 4879-4250 1627-4250 6505" svg:viewBox="0 0 4251 6506">
          <text:p/>
        </draw:connector>
        <draw:connector draw:style-name="gr22" draw:text-style-name="P13" draw:layer="layout" draw:type="curve" svg:x1="12.374cm" svg:y1="11.285cm" svg:x2="3.123cm" svg:y2="17.781cm" draw:start-shape="id7" draw:start-glue-point="5" draw:end-shape="id13" draw:end-glue-point="4" svg:d="M12374 11285c0 4873-9251 1626-9251 6496" svg:viewBox="0 0 9252 6497">
          <text:p/>
        </draw:connector>
        <draw:connector draw:style-name="gr22" draw:text-style-name="P13" draw:layer="layout" draw:type="curve" svg:x1="17.374cm" svg:y1="11.285cm" svg:x2="3.123cm" svg:y2="17.781cm" draw:start-shape="id10" draw:start-glue-point="5" draw:end-shape="id13" draw:end-glue-point="4" svg:d="M17374 11285c0 4873-14251 1626-14251 6496" svg:viewBox="0 0 14252 6497">
          <text:p/>
        </draw:connector>
        <draw:connector draw:style-name="gr23" draw:text-style-name="P13" draw:layer="layout" draw:type="curve" svg:x1="8.873cm" svg:y1="11.276cm" svg:x2="13.123cm" svg:y2="17.762cm" draw:start-shape="id6" draw:start-glue-point="5" draw:end-shape="id14" svg:d="M8873 11276c0 4866 4250 1623 4250 6486" svg:viewBox="0 0 4251 6487">
          <text:p/>
        </draw:connector>
        <draw:connector draw:style-name="gr23" draw:text-style-name="P13" draw:layer="layout" draw:type="curve" svg:x1="13.874cm" svg:y1="11.285cm" svg:x2="13.123cm" svg:y2="17.762cm" draw:start-shape="id9" draw:start-glue-point="5" draw:end-shape="id14" draw:end-glue-point="4" svg:d="M13874 11285c0 4858-751 1620-751 6477" svg:viewBox="0 0 752 6478">
          <text:p/>
        </draw:connector>
        <draw:connector draw:style-name="gr23" draw:text-style-name="P13" draw:layer="layout" draw:type="curve" svg:x1="18.874cm" svg:y1="11.285cm" svg:x2="13.123cm" svg:y2="17.762cm" draw:start-shape="id12" draw:start-glue-point="5" draw:end-shape="id14" svg:d="M18874 11285c0 4858-5751 1620-5751 6477" svg:viewBox="0 0 5752 6478">
          <text:p/>
        </draw:connector>
        <draw:connector draw:style-name="gr24" draw:text-style-name="P13" draw:layer="layout" draw:type="curve" svg:x1="8.873cm" svg:y1="11.276cm" svg:x2="17.873cm" svg:y2="16.035cm" draw:start-shape="id6" draw:start-glue-point="5" draw:end-shape="id15" draw:end-glue-point="4" svg:d="M8873 11276c0 3570 9000 1191 9000 4759" svg:viewBox="0 0 9001 4760">
          <text:p/>
        </draw:connector>
        <draw:connector draw:style-name="gr24" draw:text-style-name="P13" draw:layer="layout" draw:type="curve" svg:x1="13.874cm" svg:y1="11.285cm" svg:x2="17.873cm" svg:y2="16.035cm" draw:start-shape="id9" draw:start-glue-point="5" draw:end-shape="id15" svg:d="M13874 11285c0 3564 3999 1189 3999 4750" svg:viewBox="0 0 4000 4751">
          <text:p/>
        </draw:connector>
        <draw:connector draw:style-name="gr24" draw:text-style-name="P13" draw:layer="layout" draw:type="curve" svg:x1="18.874cm" svg:y1="11.285cm" svg:x2="17.873cm" svg:y2="16.035cm" draw:start-shape="id12" draw:start-glue-point="5" draw:end-shape="id15" draw:end-glue-point="4" svg:d="M18874 11285c0 3564-1001 1189-1001 4750" svg:viewBox="0 0 1002 4751">
          <text:p/>
        </draw:connector>
        <draw:connector draw:style-name="gr25" draw:text-style-name="P13" draw:layer="layout" draw:type="curve" svg:x1="7.952cm" svg:y1="19.678cm" svg:x2="8.873cm" svg:y2="11.276cm" draw:start-shape="id16" draw:start-glue-point="4" draw:end-shape="id6" draw:end-glue-point="5" svg:d="M7952 19678c0-6300 921-2099 921-8402" svg:viewBox="0 0 922 8403">
          <text:p/>
        </draw:connector>
        <draw:connector draw:style-name="gr25" draw:text-style-name="P13" draw:layer="layout" draw:type="curve" svg:x1="7.952cm" svg:y1="19.678cm" svg:x2="13.874cm" svg:y2="11.285cm" draw:start-shape="id16" draw:start-glue-point="4" draw:end-shape="id9" draw:end-glue-point="5" svg:d="M7952 19678c0-6294 5922-2098 5922-8393" svg:viewBox="0 0 5923 8394">
          <text:p/>
        </draw:connector>
        <draw:connector draw:style-name="gr25" draw:text-style-name="P13" draw:layer="layout" draw:type="curve" svg:x1="7.952cm" svg:y1="19.678cm" svg:x2="18.874cm" svg:y2="11.285cm" draw:start-shape="id16" draw:start-glue-point="4" draw:end-shape="id12" draw:end-glue-point="5" svg:d="M7952 19678c0-6294 10922-2098 10922-8393" svg:viewBox="0 0 10923 8394">
          <text:p/>
        </draw:connector>
        <draw:connector draw:style-name="gr26" draw:text-style-name="P14" draw:layer="layout" draw:type="curve" svg:x1="3.874cm" svg:y1="11.285cm" svg:x2="17.873cm" svg:y2="16.035cm" draw:start-shape="id3" draw:start-glue-point="5" draw:end-shape="id15" draw:end-glue-point="4" svg:d="M3874 11285c0 3564 13999 1189 13999 4750" svg:viewBox="0 0 14000 4751">
          <text:p text:style-name="P1"><text:span text:style-name="T12">TicksQueue</text:span></text:p>
          <text:p text:style-name="P1"><text:span text:style-name="T12">(updates from websocket stream)</text:span></text:p>
        </draw:connector>
        <draw:connector draw:style-name="gr27" draw:text-style-name="P15" draw:layer="layout" draw:type="curve" svg:x1="3.874cm" svg:y1="11.285cm" svg:x2="13.123cm" svg:y2="17.762cm" draw:start-shape="id3" draw:start-glue-point="5" draw:end-shape="id14" draw:end-glue-point="4" svg:d="M3874 11285c0 4858 9249 1620 9249 6477" svg:viewBox="0 0 9250 6478">
          <text:p text:style-name="P1"><text:span text:style-name="T13">InstrumentsResponsesMap</text:span></text:p>
          <text:p text:style-name="P1"><text:span text:style-name="T13">(subscription responses)</text:span></text:p>
        </draw:connector>
        <draw:connector draw:style-name="gr28" draw:text-style-name="P16" draw:layer="layout" draw:type="curve" svg:x1="7.952cm" svg:y1="19.678cm" svg:x2="3.874cm" svg:y2="11.285cm" draw:start-shape="id16" draw:start-glue-point="4" draw:end-shape="id3" draw:end-glue-point="5" svg:d="M7952 19678c0-6294-4078-2098-4078-8393" svg:viewBox="0 0 4079 8394">
          <text:p text:style-name="P1"><text:span text:style-name="T14">InstrumentsRequestsMap</text:span></text:p>
          <text:p text:style-name="P1"><text:span text:style-name="T14">(instruments for subscription)</text:span></text:p>
        </draw:connector>
        <draw:connector draw:style-name="gr24" draw:text-style-name="P17" draw:layer="layout" draw:type="curve" svg:x1="17.873cm" svg:y1="17.877cm" svg:x2="15.248cm" svg:y2="25.479cm" draw:start-shape="id15" draw:start-glue-point="6" draw:end-shape="id17" draw:end-glue-point="7" svg:d="M17873 17877c0 5068-875 7602-2625 7602" svg:viewBox="0 0 2626 7603">
          <text:p/>
        </draw:connector>
        <draw:connector draw:style-name="gr25" draw:text-style-name="P16" draw:layer="layout" draw:type="curve" svg:x1="10.373cm" svg:y1="23.729cm" svg:x2="7.952cm" svg:y2="21.52cm" draw:start-shape="id17" draw:start-glue-point="4" draw:end-shape="id16" draw:end-glue-point="6" svg:d="M10373 23729c0-1549-2421-445-2421-2209" svg:viewBox="0 0 2422 2210">
          <text:p/>
        </draw:connector>
        <draw:connector draw:style-name="gr29" draw:text-style-name="P18" draw:layer="layout" draw:type="curve" svg:x1="8.498cm" svg:y1="25.479cm" svg:x2="11.748cm" svg:y2="25.479cm" draw:start-shape="id18" draw:start-glue-point="7" draw:end-shape="id19" svg:d="M8498 25479h3250" svg:viewBox="0 0 3251 1">
          <text:p text:style-name="P1"><text:span text:style-name="T15">Charts config</text:span></text:p>
        </draw:connector>
        <draw:custom-shape draw:style-name="gr30" draw:text-style-name="P19" xml:id="id19" draw:id="id19" draw:layer="layout" svg:width="3.25cm" svg:height="2.5cm" draw:transform="rotate (0.000174532925199433) translate (11.748cm 24.229cm)">
          <text:p text:style-name="P1"><text:span text:style-name="T16">GUI</text:span></text:p>
          <text:p text:style-name="P1"><text:span text:style-name="T16">charts</text:span></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custom-shape draw:style-name="gr31" draw:text-style-name="P19" xml:id="id18" draw:id="id18" draw:layer="layout" svg:width="2.75cm" svg:height="3cm" svg:x="5.748cm" svg:y="23.979cm">
          <text:p text:style-name="P1"><text:span text:style-name="T16">GUI</text:span></text:p>
          <text:p text:style-name="P1"><text:span text:style-name="T16">user</text:span></text:p>
          <text:p text:style-name="P1"><text:span text:style-name="T16">interactio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2" draw:text-style-name="P20" xml:id="id17" draw:id="id17" draw:layer="layout" svg:width="9.75cm" svg:height="3.5cm" svg:x="5.498cm" svg:y="23.729cm">
          <text:p text:style-name="P1"><text:span text:style-name="T16">ImGUI</text:span></text:p>
          <draw:enhanced-geometry svg:viewBox="0 0 21600 21600" draw:glue-points="10800 0 0 10800 10800 21600 21600 10800" draw:type="flowchart-process" draw:enhanced-path="M 0 0 L 21600 0 21600 21600 0 21600 0 0 Z N"/>
        </draw:custom-shape>
        <draw:connector draw:style-name="gr33" draw:text-style-name="P21" draw:layer="layout" draw:type="curve" svg:x1="2.373cm" svg:y1="11.278cm" svg:x2="3.123cm" svg:y2="17.781cm" draw:start-shape="id1" draw:start-glue-point="5" draw:end-shape="id13" draw:end-glue-point="4" svg:d="M2373 11278c0 4878 750 1627 750 6503" svg:viewBox="0 0 751 6504">
          <text:p text:style-name="P1"><text:span text:style-name="T17">InstrumentsInfoMap</text:span></text:p>
          <text:p text:style-name="P1"><text:span text:style-name="T18">(available</text:span><text:span text:style-name="T17"> instruments)</text:span></text:p>
        </draw:connector>
        <draw:connector draw:style-name="gr23" draw:text-style-name="P17" draw:layer="layout" draw:type="curve" svg:x1="13.123cm" svg:y1="19.604cm" svg:x2="10.373cm" svg:y2="23.729cm" draw:start-shape="id14" draw:start-glue-point="6" draw:end-shape="id17" draw:end-glue-point="4" svg:d="M13123 19604c0 3201-2750 1139-2750 4125" svg:viewBox="0 0 2751 4126">
          <text:p/>
        </draw:connector>
        <draw:connector draw:style-name="gr22" draw:text-style-name="P17" draw:layer="layout" draw:type="curve" svg:x1="3.123cm" svg:y1="19.623cm" svg:x2="5.498cm" svg:y2="25.479cm" draw:start-shape="id13" draw:start-glue-point="6" draw:end-shape="id17" draw:end-glue-point="5" svg:d="M3123 19623c0 3904 791 5856 2375 5856" svg:viewBox="0 0 2376 5857">
          <text:p/>
        </draw:connector>
        <presentation:notes draw:style-name="dp2">
          <draw:page-thumbnail draw:style-name="gr34"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3cm" fo:margin-bottom="0cm" fo:text-indent="0cm"/>
      <style:text-properties fo:font-size="49.2000007629395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0999984741211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0999984741211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0999984741211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0999984741211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0999984741211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4cm" svg:x="1.95cm" svg:y="2.104cm" presentation:class="title" presentation:placeholder="true">
        <draw:text-box/>
      </draw:frame>
      <draw:frame presentation:style-name="Default-outline1" draw:layer="backgroundobjects" svg:width="17.099cm" svg:height="16.064cm" svg:x="1.95cm" svg:y="7.48cm" presentation:class="outline" presentation:placeholder="true">
        <draw:text-box/>
      </draw:frame>
      <draw:frame presentation:style-name="Mpr1" draw:text-style-name="MP2" draw:layer="backgroundobjects" svg:width="4.426cm" svg:height="1.908cm" svg:x="1.95cm" svg:y="26.234cm" presentation:class="date-time">
        <draw:text-box>
          <text:p text:style-name="MP1"><text:span text:style-name="MT1"><presentation:date-time/></text:span></text:p>
        </draw:text-box>
      </draw:frame>
      <draw:frame presentation:style-name="Mpr1" draw:text-style-name="MP6" draw:layer="backgroundobjects" svg:width="6.022cm" svg:height="1.908cm" svg:x="7.498cm" svg:y="26.234cm" presentation:class="footer">
        <draw:text-box>
          <text:p text:style-name="MP5"><text:span text:style-name="MT1"><presentation:footer/></text:span></text:p>
        </draw:text-box>
      </draw:frame>
      <draw:frame presentation:style-name="Mpr1" draw:text-style-name="MP4" draw:layer="backgroundobjects" svg:width="4.426cm" svg:height="1.908cm" svg:x="14.623cm" svg:y="26.2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25T18:47:43.614693207</meta:creation-date>
    <dc:date>2022-05-28T09:17:17.425050828</dc:date>
    <meta:editing-duration>PT4H11M44S</meta:editing-duration>
    <meta:editing-cycles>74</meta:editing-cycles>
    <meta:generator>LibreOffice/6.0.7.3$Linux_X86_64 LibreOffice_project/00m0$Build-3</meta:generator>
    <meta:document-statistic meta:object-count="79"/>
  </office:meta>
</office:document-meta>
</file>